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5pt solid #000000"/>
    </style:style>
    <style:style style:name="Tau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5pt solid #000000"/>
    </style:style>
    <style:style style:name="Tau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="0.05pt solid #000000"/>
    </style:style>
    <style:style style:name="Tau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5pt solid #000000"/>
    </style:style>
    <style:style style:name="Tau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1dd7b"/>
    </style:style>
    <style:style style:name="P2" style:family="paragraph" style:parent-style-name="Footer">
      <style:text-properties officeooo:paragraph-rsid="0022aca2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language="ca" fo:country="ES" officeooo:rsid="00068cc3" officeooo:paragraph-rsid="00356c06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Arial" fo:font-size="12pt" fo:language="ca" fo:country="ES" officeooo:rsid="0045f745" officeooo:paragraph-rsid="00556de8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Arial" fo:font-size="12pt" fo:language="ca" fo:country="ES" officeooo:rsid="0045f745" officeooo:paragraph-rsid="0056a91e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Arial" fo:font-size="12pt" fo:language="ca" fo:country="ES" officeooo:rsid="00556de8" officeooo:paragraph-rsid="00556de8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Arial" fo:font-size="12pt" fo:language="ca" fo:country="ES" officeooo:rsid="0056a91e" officeooo:paragraph-rsid="0056a91e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Arial" fo:font-size="12pt" fo:language="ca" fo:country="ES" officeooo:rsid="0059feb0" officeooo:paragraph-rsid="0059feb0" style:font-size-asian="12pt" style:font-size-complex="12pt"/>
    </style:style>
    <style:style style:name="P9" style:family="paragraph" style:parent-style-name="Table_20_Contents">
      <style:text-properties style:font-name="Arial" fo:font-size="12pt" officeooo:rsid="0045f745" officeooo:paragraph-rsid="00556de8" style:font-size-asian="12pt" style:font-size-complex="12pt"/>
    </style:style>
    <style:style style:name="P10" style:family="paragraph" style:parent-style-name="Table_20_Contents">
      <style:text-properties style:font-name="Arial" fo:font-size="12pt" officeooo:paragraph-rsid="00556de8" style:font-size-asian="12pt" style:font-size-complex="12pt"/>
    </style:style>
    <style:style style:name="P11" style:family="paragraph" style:parent-style-name="Table_20_Contents">
      <style:text-properties style:font-name="Arial" fo:font-size="12pt" officeooo:paragraph-rsid="0056a91e" style:font-size-asian="12pt" style:font-size-complex="12pt"/>
    </style:style>
    <style:style style:name="P12" style:family="paragraph" style:parent-style-name="Table_20_Contents">
      <style:text-properties style:font-name="Arial" fo:font-size="12pt" officeooo:paragraph-rsid="0059feb0" style:font-size-asian="12pt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color="#ff0000" loext:opacity="100%" style:font-name="Arial Black" fo:font-size="18pt" fo:language="ca" fo:country="ES" fo:font-weight="bold" officeooo:rsid="002cf4a3" officeooo:paragraph-rsid="002bced0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2e9d99"/>
    </style:style>
    <style:style style:name="P15" style:family="paragraph" style:parent-style-name="Standard">
      <style:paragraph-properties fo:line-height="150%"/>
      <style:text-properties officeooo:paragraph-rsid="0059feb0"/>
    </style:style>
    <style:style style:name="P16" style:family="paragraph" style:parent-style-name="Table_20_Contents">
      <style:text-properties officeooo:paragraph-rsid="00556de8"/>
    </style:style>
    <style:style style:name="P17" style:family="paragraph" style:parent-style-name="Table_20_Contents">
      <style:text-properties officeooo:paragraph-rsid="0056a91e"/>
    </style:style>
    <style:style style:name="P18" style:family="paragraph" style:parent-style-name="Table_20_Contents">
      <style:text-properties officeooo:paragraph-rsid="0059feb0"/>
    </style:style>
    <style:style style:name="P19" style:family="paragraph" style:parent-style-name="Courier" style:list-style-name="L1"/>
    <style:style style:name="P20" style:family="paragraph" style:parent-style-name="Standard" style:list-style-name="L1">
      <style:paragraph-properties fo:line-height="150%"/>
      <style:text-properties style:font-name="Arial" fo:font-size="12pt" fo:language="ca" fo:country="ES" officeooo:rsid="00556de8" officeooo:paragraph-rsid="00660308" style:font-size-asian="12pt" style:font-size-complex="12pt"/>
    </style:style>
    <style:style style:name="P21" style:family="paragraph" style:parent-style-name="Standard" style:list-style-name="L1">
      <style:paragraph-properties fo:line-height="150%"/>
      <style:text-properties style:font-name="Arial" fo:font-size="12pt" fo:language="ca" fo:country="ES" officeooo:rsid="00556de8" officeooo:paragraph-rsid="00556de8" style:font-size-asian="12pt" style:font-size-complex="12pt"/>
    </style:style>
    <style:style style:name="P22" style:family="paragraph" style:parent-style-name="Standard" style:list-style-name="L1">
      <style:paragraph-properties fo:line-height="150%"/>
      <style:text-properties style:font-name="Arial" fo:font-size="12pt" fo:language="ca" fo:country="ES" officeooo:rsid="00660308" officeooo:paragraph-rsid="0067549d" style:font-size-asian="12pt" style:font-size-complex="12pt"/>
    </style:style>
    <style:style style:name="P23" style:family="paragraph" style:parent-style-name="Standard" style:list-style-name="L1">
      <style:paragraph-properties fo:line-height="150%"/>
      <style:text-properties style:font-name="Arial" fo:font-size="12pt" fo:language="ca" fo:country="ES" officeooo:rsid="00660308" officeooo:paragraph-rsid="00660664" style:font-size-asian="12pt" style:font-size-complex="12pt"/>
    </style:style>
    <style:style style:name="P24" style:family="paragraph" style:parent-style-name="Standard" style:list-style-name="L1">
      <style:paragraph-properties fo:line-height="150%"/>
      <style:text-properties style:font-name="Arial" fo:font-size="12pt" fo:language="ca" fo:country="ES" officeooo:rsid="00660308" officeooo:paragraph-rsid="00660308" style:font-size-asian="12pt" style:font-size-complex="12pt"/>
    </style:style>
    <style:style style:name="P25" style:family="paragraph" style:parent-style-name="Standard" style:list-style-name="L1">
      <style:paragraph-properties fo:line-height="150%"/>
      <style:text-properties style:font-name="Arial" fo:font-size="12pt" fo:language="ca" fo:country="ES" officeooo:rsid="00660664" officeooo:paragraph-rsid="00660664" style:font-size-asian="12pt" style:font-size-complex="12pt"/>
    </style:style>
    <style:style style:name="P26" style:family="paragraph" style:parent-style-name="Standard">
      <style:paragraph-properties fo:line-height="150%"/>
      <style:text-properties style:font-name="Arial" fo:font-size="12pt" fo:language="ca" fo:country="ES" officeooo:rsid="005d4899" officeooo:paragraph-rsid="005d4899" style:font-size-asian="12pt" style:font-size-complex="12pt"/>
    </style:style>
    <style:style style:name="P27" style:family="paragraph" style:parent-style-name="Standard" style:list-style-name="L5">
      <style:paragraph-properties fo:line-height="150%"/>
      <style:text-properties style:font-name="Arial" fo:font-size="12pt" fo:language="ca" fo:country="ES" officeooo:rsid="0059feb0" officeooo:paragraph-rsid="0059feb0" style:font-size-asian="12pt" style:font-size-complex="12pt"/>
    </style:style>
    <style:style style:name="P28" style:family="paragraph" style:parent-style-name="Standard" style:list-style-name="L1">
      <style:paragraph-properties fo:line-height="150%"/>
      <style:text-properties style:font-name="Arial" fo:font-size="12pt" fo:language="ca" fo:country="ES" officeooo:rsid="006dc21a" officeooo:paragraph-rsid="006dc21a" style:font-size-asian="12pt" style:font-size-complex="12pt"/>
    </style:style>
    <style:style style:name="P29" style:family="paragraph" style:parent-style-name="Standard" style:list-style-name="L1">
      <style:paragraph-properties fo:line-height="150%"/>
      <style:text-properties style:font-name="Arial" fo:font-size="12pt" fo:language="ca" fo:country="ES" officeooo:rsid="006f754e" officeooo:paragraph-rsid="006f754e" style:font-size-asian="12pt" style:font-size-complex="12pt"/>
    </style:style>
    <style:style style:name="P30" style:family="paragraph" style:parent-style-name="Standard" style:list-style-name="L1">
      <style:paragraph-properties fo:line-height="150%"/>
      <style:text-properties style:font-name="Arial" fo:font-size="12pt" fo:language="ca" fo:country="ES" fo:font-weight="bold" officeooo:rsid="006dc21a" officeooo:paragraph-rsid="006dc21a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line-height="150%"/>
      <style:text-properties style:font-name="Arial" fo:font-size="12pt" fo:language="ca" fo:country="ES" fo:font-weight="bold" officeooo:rsid="006f754e" officeooo:paragraph-rsid="006f754e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line-height="150%"/>
      <style:text-properties officeooo:paragraph-rsid="00660308"/>
    </style:style>
    <style:style style:name="P33" style:family="paragraph" style:parent-style-name="Standard" style:list-style-name="L1">
      <style:paragraph-properties fo:line-height="150%"/>
      <style:text-properties officeooo:paragraph-rsid="00556de8"/>
    </style:style>
    <style:style style:name="P34" style:family="paragraph" style:parent-style-name="Standard" style:list-style-name="L3">
      <style:paragraph-properties fo:line-height="150%"/>
      <style:text-properties officeooo:paragraph-rsid="006550fc"/>
    </style:style>
    <style:style style:name="P35" style:family="paragraph" style:parent-style-name="Standard" style:list-style-name="L3">
      <style:paragraph-properties fo:line-height="150%"/>
      <style:text-properties officeooo:paragraph-rsid="00556de8"/>
    </style:style>
    <style:style style:name="P36" style:family="paragraph" style:parent-style-name="Standard" style:list-style-name="L4">
      <style:paragraph-properties fo:line-height="150%"/>
      <style:text-properties officeooo:paragraph-rsid="0056a91e"/>
    </style:style>
    <style:style style:name="P37" style:family="paragraph" style:parent-style-name="Standard" style:list-style-name="L2">
      <style:paragraph-properties fo:line-height="150%"/>
      <style:text-properties officeooo:rsid="005d4899" officeooo:paragraph-rsid="005d4899"/>
    </style:style>
    <style:style style:name="T1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21dd7b" style:font-size-asian="12pt" style:font-weight-asian="bold" style:font-size-complex="12pt" style:font-weight-complex="bold"/>
    </style:style>
    <style:style style:name="T2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2c7685" style:font-size-asian="12pt" style:font-weight-asian="bold" style:font-size-complex="12pt" style:font-weight-complex="bold"/>
    </style:style>
    <style:style style:name="T3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660308" style:font-size-asian="12pt" style:font-weight-asian="bold" style:font-size-complex="12pt" style:font-weight-complex="bold"/>
    </style:style>
    <style:style style:name="T4" style:family="text">
      <style:text-properties fo:color="#8b0000" loext:opacity="100%" style:font-name="Arial" fo:font-weight="bold" officeooo:rsid="0022aca2" style:font-weight-asian="bold" style:font-weight-complex="bold" style:text-overline-style="solid" style:text-overline-width="auto" style:text-overline-color="font-color"/>
    </style:style>
    <style:style style:name="T5" style:family="text">
      <style:text-properties fo:color="#8b0000" loext:opacity="100%" style:font-name="Arial" fo:font-weight="bold" officeooo:rsid="0056a91e" style:font-weight-asian="bold" style:font-weight-complex="bold" style:text-overline-style="solid" style:text-overline-width="auto" style:text-overline-color="font-color"/>
    </style:style>
    <style:style style:name="T6" style:family="text">
      <style:text-properties fo:color="#8b0000" loext:opacity="100%" style:font-name="Arial" fo:font-weight="bold" officeooo:rsid="003ed76b" style:font-weight-asian="bold" style:font-weight-complex="bold" style:text-overline-style="solid" style:text-overline-width="auto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6a91e" style:font-weight-asian="bold" style:font-weight-complex="bold"/>
    </style:style>
    <style:style style:name="T9" style:family="text">
      <style:text-properties fo:font-weight="bold" officeooo:rsid="0068aef9" style:font-weight-asian="bold" style:font-weight-complex="bold"/>
    </style:style>
    <style:style style:name="T10" style:family="text">
      <style:text-properties style:font-name="Arial" fo:font-size="12pt" fo:language="ca" fo:country="ES" style:font-size-asian="12pt" style:font-size-complex="12pt"/>
    </style:style>
    <style:style style:name="T11" style:family="text">
      <style:text-properties style:font-name="Arial" fo:font-size="12pt" fo:language="ca" fo:country="ES" officeooo:rsid="00556de8" style:font-size-asian="12pt" style:font-size-complex="12pt"/>
    </style:style>
    <style:style style:name="T12" style:family="text">
      <style:text-properties style:font-name="Arial" fo:font-size="12pt" fo:language="ca" fo:country="ES" officeooo:rsid="0056a91e" style:font-size-asian="12pt" style:font-size-complex="12pt"/>
    </style:style>
    <style:style style:name="T13" style:family="text">
      <style:text-properties style:font-name="Arial" fo:font-size="12pt" fo:language="ca" fo:country="ES" officeooo:rsid="00586d37" style:font-size-asian="12pt" style:font-size-complex="12pt"/>
    </style:style>
    <style:style style:name="T14" style:family="text">
      <style:text-properties style:font-name="Arial" fo:font-size="12pt" fo:language="ca" fo:country="ES" officeooo:rsid="0059feb0" style:font-size-asian="12pt" style:font-size-complex="12pt"/>
    </style:style>
    <style:style style:name="T15" style:family="text">
      <style:text-properties style:font-name="Arial" fo:font-size="12pt" fo:language="ca" fo:country="ES" officeooo:rsid="006550fc" style:font-size-asian="12pt" style:font-size-complex="12pt"/>
    </style:style>
    <style:style style:name="T16" style:family="text">
      <style:text-properties style:font-name="Arial" fo:font-size="12pt" fo:language="ca" fo:country="ES" officeooo:rsid="0065c769" style:font-size-asian="12pt" style:font-size-complex="12pt"/>
    </style:style>
    <style:style style:name="T17" style:family="text">
      <style:text-properties style:font-name="Arial" fo:font-size="12pt" fo:language="ca" fo:country="ES" officeooo:rsid="00660664" style:font-size-asian="12pt" style:font-size-complex="12pt"/>
    </style:style>
    <style:style style:name="T18" style:family="text">
      <style:text-properties style:font-name="Arial" fo:font-size="12pt" fo:language="ca" fo:country="ES" officeooo:rsid="00660308" style:font-size-asian="12pt" style:font-size-complex="12pt"/>
    </style:style>
    <style:style style:name="T19" style:family="text">
      <style:text-properties style:font-name="Arial" fo:font-size="12pt" fo:language="ca" fo:country="ES" officeooo:rsid="0067549d" style:font-size-asian="12pt" style:font-size-complex="12pt"/>
    </style:style>
    <style:style style:name="T20" style:family="text">
      <style:text-properties style:font-name="Arial" fo:font-size="12pt" fo:language="ca" fo:country="ES" officeooo:rsid="0068aef9" style:font-size-asian="12pt" style:font-size-complex="12pt"/>
    </style:style>
    <style:style style:name="T21" style:family="text">
      <style:text-properties style:font-name="Arial" fo:font-size="12pt" fo:language="ca" fo:country="ES" officeooo:rsid="006a93a2" style:font-size-asian="12pt" style:font-size-complex="12pt"/>
    </style:style>
    <style:style style:name="T22" style:family="text">
      <style:text-properties style:font-name="Arial" fo:font-size="12pt" fo:language="ca" fo:country="ES" officeooo:rsid="006f18e5" style:font-size-asian="12pt" style:font-size-complex="12pt"/>
    </style:style>
    <style:style style:name="T23" style:family="text"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style:style style:name="T24" style:family="text">
      <style:text-properties style:font-name="Arial" fo:font-size="12pt" fo:language="ca" fo:country="ES" fo:font-weight="bold" officeooo:rsid="00556de8" style:font-size-asian="12pt" style:font-weight-asian="bold" style:font-size-complex="12pt" style:font-weight-complex="bold"/>
    </style:style>
    <style:style style:name="T25" style:family="text">
      <style:text-properties style:font-name="Arial" fo:font-size="12pt" fo:language="ca" fo:country="ES" fo:font-weight="bold" officeooo:rsid="0068aef9" style:font-size-asian="12pt" style:font-weight-asian="bold" style:font-size-complex="12pt" style:font-weight-complex="bold"/>
    </style:style>
    <style:style style:name="T26" style:family="text">
      <style:text-properties style:font-name="Arial" fo:font-size="12pt" fo:language="ca" fo:country="ES" fo:font-weight="bold" officeooo:rsid="0056a91e" style:font-size-asian="12pt" style:font-weight-asian="bold" style:font-size-complex="12pt" style:font-weight-complex="bold"/>
    </style:style>
    <style:style style:name="T27" style:family="text">
      <style:text-properties style:font-name="Arial" fo:font-size="12pt" fo:language="ca" fo:country="ES" fo:font-weight="bold" officeooo:rsid="00660664" style:font-size-asian="12pt" style:font-weight-asian="bold" style:font-size-complex="12pt" style:font-weight-complex="bold"/>
    </style:style>
    <style:style style:name="T28" style:family="text">
      <style:text-properties style:font-name="Arial" fo:font-size="12pt" fo:language="ca" fo:country="ES" fo:font-weight="bold" officeooo:rsid="0067549d" style:font-size-asian="12pt" style:font-weight-asian="bold" style:font-size-complex="12pt" style:font-weight-complex="bold"/>
    </style:style>
    <style:style style:name="T29" style:family="text">
      <style:text-properties style:font-name="Arial" fo:font-size="12pt" fo:language="ca" fo:country="ES" fo:font-weight="bold" officeooo:rsid="0059feb0" style:font-size-asian="12pt" style:font-weight-asian="bold" style:font-size-complex="12pt" style:font-weight-complex="bold"/>
    </style:style>
    <style:style style:name="T30" style:family="text">
      <style:text-properties style:font-name="Arial" fo:font-size="12pt" fo:language="ca" fo:country="ES" fo:font-weight="bold" officeooo:rsid="006f18e5" style:font-size-asian="12pt" style:font-weight-asian="bold" style:font-size-complex="12pt" style:font-weight-complex="bold"/>
    </style:style>
    <style:style style:name="T31" style:family="text">
      <style:text-properties style:font-name="Arial" fo:font-size="12pt" officeooo:rsid="0045f745" style:font-size-asian="12pt" style:font-size-complex="12pt"/>
    </style:style>
    <style:style style:name="T32" style:family="text">
      <style:text-properties style:font-name="Arial" fo:font-size="12pt" officeooo:rsid="00556de8" style:font-size-asian="12pt" style:font-size-complex="12pt"/>
    </style:style>
    <style:style style:name="T33" style:family="text">
      <style:text-properties style:font-name="Arial" fo:font-size="12pt" officeooo:rsid="0056a91e" style:font-size-asian="12pt" style:font-size-complex="12pt"/>
    </style:style>
    <style:style style:name="T34" style:family="text">
      <style:text-properties style:font-name="Arial" fo:font-size="12pt" officeooo:rsid="00586d37" style:font-size-asian="12pt" style:font-size-complex="12pt"/>
    </style:style>
    <style:style style:name="T35" style:family="text">
      <style:text-properties style:font-name="Arial" fo:font-size="12pt" officeooo:rsid="0059feb0" style:font-size-asian="12pt" style:font-size-complex="12pt"/>
    </style:style>
    <style:style style:name="T36" style:family="text">
      <style:text-properties style:font-name="Arial" fo:font-size="12pt" officeooo:rsid="0067549d" style:font-size-asian="12pt" style:font-size-complex="12pt"/>
    </style:style>
    <style:style style:name="T37" style:family="text">
      <style:text-properties style:font-name="Arial" fo:font-size="12pt" officeooo:rsid="0068aef9" style:font-size-asian="12pt" style:font-size-complex="12pt"/>
    </style:style>
    <style:style style:name="T38" style:family="text">
      <style:text-properties style:font-name="Arial" fo:font-size="12pt" officeooo:rsid="006a93a2" style:font-size-asian="12pt" style:font-size-complex="12pt"/>
    </style:style>
    <style:style style:name="T39" style:family="text">
      <style:text-properties fo:color="#c9211e" loext:opacity="100%" style:font-name="Arial" fo:font-size="12pt" fo:language="ca" fo:country="ES" fo:font-weight="bold" officeooo:rsid="00556de8" style:font-size-asian="12pt" style:font-weight-asian="bold" style:font-size-complex="12pt" style:font-weight-complex="bold"/>
    </style:style>
    <style:style style:name="T40" style:family="text">
      <style:text-properties fo:color="#c9211e" loext:opacity="100%" style:font-name="Arial" fo:font-size="12pt" fo:language="ca" fo:country="ES" fo:font-weight="bold" officeooo:rsid="0067549d" style:font-size-asian="12pt" style:font-weight-asian="bold" style:font-size-complex="12pt" style:font-weight-complex="bold"/>
    </style:style>
    <style:style style:name="T41" style:family="text">
      <style:text-properties fo:color="#c9211e" loext:opacity="100%" fo:font-weight="bold" officeooo:rsid="0056a91e" style:font-weight-asian="bold" style:font-weight-complex="bold"/>
    </style:style>
    <style:style style:name="T42" style:family="text">
      <style:text-properties fo:color="#c9211e" loext:opacity="100%" fo:font-weight="bold" officeooo:rsid="00618f99" style:font-weight-asian="bold" style:font-weight-complex="bold"/>
    </style:style>
    <style:style style:name="T43" style:family="text">
      <style:text-properties fo:color="#c9211e" loext:opacity="100%" fo:font-weight="bold" officeooo:rsid="0068aef9" style:font-weight-asian="bold" style:font-weight-complex="bold"/>
    </style:style>
    <style:style style:name="T44" style:family="text">
      <style:text-properties fo:color="#ff0000" loext:opacity="100%" style:font-name="Arial Black" fo:font-size="18pt" fo:language="ca" fo:country="ES" fo:font-weight="bold" officeooo:rsid="002e9d99" style:font-size-asian="18pt" style:font-weight-asian="bold" style:font-size-complex="18pt" style:font-weight-complex="bold"/>
    </style:style>
    <style:style style:name="T45" style:family="text">
      <style:text-properties fo:color="#ff0000" loext:opacity="100%" style:font-name="Arial Black" fo:font-size="18pt" fo:language="ca" fo:country="ES" fo:font-weight="bold" officeooo:rsid="003ecbbf" style:font-size-asian="18pt" style:font-weight-asian="bold" style:font-size-complex="18pt" style:font-weight-complex="bold"/>
    </style:style>
    <style:style style:name="T46" style:family="text">
      <style:text-properties fo:color="#ff0000" loext:opacity="100%" style:font-name="Arial Black" fo:font-size="18pt" fo:language="ca" fo:country="ES" fo:font-weight="bold" officeooo:rsid="0037818a" style:font-size-asian="18pt" style:font-weight-asian="bold" style:font-size-complex="18pt" style:font-weight-complex="bold"/>
    </style:style>
    <style:style style:name="T47" style:family="text">
      <style:text-properties fo:color="#ff0000" loext:opacity="100%" style:font-name="Arial Black" fo:font-size="18pt" fo:language="ca" fo:country="ES" fo:font-weight="bold" officeooo:rsid="00448533" style:font-size-asian="18pt" style:font-weight-asian="bold" style:font-size-complex="18pt" style:font-weight-complex="bold"/>
    </style:style>
    <style:style style:name="T48" style:family="text">
      <style:text-properties fo:color="#ff0000" loext:opacity="100%" style:font-name="Arial Black" fo:font-size="18pt" fo:language="ca" fo:country="ES" fo:font-weight="bold" officeooo:rsid="00556de8" style:font-size-asian="18pt" style:font-weight-asian="bold" style:font-size-complex="18pt" style:font-weight-complex="bold"/>
    </style:style>
    <style:style style:name="T49" style:family="text">
      <style:text-properties fo:color="#ff0000" loext:opacity="100%" style:font-name="Arial Black" fo:font-size="18pt" fo:language="ca" fo:country="ES" fo:font-weight="bold" officeooo:rsid="0067549d" style:font-size-asian="18pt" style:font-weight-asian="bold" style:font-size-complex="18pt" style:font-weight-complex="bold"/>
    </style:style>
    <style:style style:name="T50" style:family="text">
      <style:text-properties officeooo:rsid="00556de8"/>
    </style:style>
    <style:style style:name="T51" style:family="text">
      <style:text-properties officeooo:rsid="0056a91e"/>
    </style:style>
    <style:style style:name="T52" style:family="text">
      <style:text-properties officeooo:rsid="00618f99"/>
    </style:style>
    <style:style style:name="T53" style:family="text">
      <style:text-properties officeooo:rsid="0063576b"/>
    </style:style>
    <style:style style:name="T54" style:family="text">
      <style:text-properties officeooo:rsid="00660308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660664" style:font-style-asian="normal" style:font-style-complex="normal"/>
    </style:style>
    <style:style style:name="T57" style:family="text">
      <style:text-properties fo:font-style="normal" officeooo:rsid="0068aef9" style:font-style-asian="normal" style:font-style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660664"/>
    </style:style>
    <style:style style:name="T60" style:family="text">
      <style:text-properties officeooo:rsid="0067549d"/>
    </style:style>
    <style:style style:name="T61" style:family="text">
      <style:text-properties officeooo:rsid="0068aef9"/>
    </style:style>
    <style:style style:name="T62" style:family="text">
      <style:text-properties fo:color="#0000ff" loext:opacity="100%" style:font-name="Arial" fo:font-size="12pt" fo:language="ca" fo:country="ES" officeooo:rsid="0059feb0" style:font-size-asian="12pt" style:font-size-complex="12pt"/>
    </style:style>
    <style:style style:name="T63" style:family="text">
      <style:text-properties officeooo:rsid="006a93a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ctivitat 0<text:span text:style-name="T50">1</text:span></text:p>
      <text:p text:style-name="P14"><text:span text:style-name="T48">Apache</text:span><text:span text:style-name="T44"> en </text:span><text:span text:style-name="T45">un </text:span><text:span text:style-name="T46">Contenidor </text:span><text:span text:style-name="T47">docker </text:span><text:span text:style-name="T49">del servidor</text:span></text:p>
      <text:p text:style-name="P3"/>
      <text:list xml:id="list1053685288" text:style-name="L1">
        <text:list-item>
          <text:p text:style-name="P20"><text:span text:style-name="T54">Instal·l</text:span><text:span text:style-name="T61">eu</text:span><text:span text:style-name="T54"> Ubuntu Server </text:span><text:span text:style-name="T60">22.04 </text:span><text:span text:style-name="T54">e</text:span><text:span text:style-name="T61">n</text:span><text:span text:style-name="T54"> l’equip servidor del </text:span><text:span text:style-name="T61">vostre</text:span><text:span text:style-name="T54"> grup:</text:span></text:p>
          <text:list>
            <text:list-item>
              <text:p text:style-name="P29">Instal·leu el servidor ssh, per poder accedir remotament</text:p>
              <text:list>
                <text:list-item>
                  <text:p text:style-name="P31">openssh-server</text:p>
                </text:list-item>
              </text:list>
            </text:list-item>
            <text:list-item>
              <text:p text:style-name="P22"><text:span text:style-name="T59">C</text:span>anvi<text:span text:style-name="T61">eu</text:span> el repositori remot a:</text:p>
              <text:list>
                <text:list-item>
                  <text:p text:style-name="P22"><text:span text:style-name="T58">http://</text:span><text:span text:style-name="Emphasis"><text:span text:style-name="T58">ftp</text:span></text:span><text:span text:style-name="T58">.</text:span><text:span text:style-name="Emphasis"><text:span text:style-name="T58">caliu</text:span></text:span><text:span text:style-name="T58">.</text:span><text:span text:style-name="Emphasis"><text:span text:style-name="T58">cat</text:span></text:span><text:span text:style-name="T58">/pub/distribucions/</text:span><text:span text:style-name="Emphasis"><text:span text:style-name="T58">ubuntu</text:span></text:span><text:span text:style-name="T58">/archive/</text:span><text:span text:style-name="T55"> </text:span></text:p>
                </text:list-item>
              </text:list>
            </text:list-item>
            <text:list-item>
              <text:p text:style-name="P23">Durant la instal·lació:</text:p>
              <text:list>
                <text:list-item>
                  <text:p text:style-name="P25">Instal·l<text:span text:style-name="T61">eu</text:span> <text:span text:style-name="T7">docker</text:span> també, marcant-ho a la llista d’aplicacions.</text:p>
                </text:list-item>
              </text:list>
            </text:list-item>
            <text:list-item>
              <text:p text:style-name="P24"><text:span text:style-name="T55">Cre</text:span><text:span text:style-name="T57">eu</text:span><text:span text:style-name="T55"> un usuari </text:span><text:span text:style-name="T56">(on X és el número del </text:span><text:span text:style-name="T57">vostre</text:span><text:span text:style-name="T56"> grup):</text:span></text:p>
              <text:list>
                <text:list-item>
                  <text:p text:style-name="P19"><text:span text:style-name="T56">N</text:span><text:span text:style-name="T55">om usuari: </text:span><text:span text:style-name="T58">equip0X</text:span></text:p>
                </text:list-item>
                <text:list-item>
                  <text:p text:style-name="P24"><text:span text:style-name="T56">C</text:span><text:span text:style-name="T55">ontrasenya: </text:span><text:span text:style-name="T58">equip0X</text:span></text:p>
                </text:list-item>
              </text:list>
            </text:list-item>
            <text:list-item>
              <text:p text:style-name="P28"><text:span text:style-name="T55">Establiu el nom de l’equip a:</text:span></text:p>
              <text:list>
                <text:list-item>
                  <text:p text:style-name="P30"><text:span text:style-name="T55">servidordaw0X</text:span></text:p>
                </text:list-item>
              </text:list>
            </text:list-item>
          </text:list>
        </text:list-item>
        <text:list-item>
          <text:p text:style-name="P32"><text:span text:style-name="T17">En acabar la instal·lació, a</text:span><text:span text:style-name="T11">cced</text:span><text:span text:style-name="T20">iu </text:span><text:span text:style-name="T11">al servidor de</text:span><text:span text:style-name="T18">l </text:span><text:span text:style-name="T20">vostre</text:span><text:span text:style-name="T18"> grup</text:span><text:span text:style-name="T20">i c</text:span><text:span text:style-name="T17">onfigur</text:span><text:span text:style-name="T20">eu</text:span><text:span text:style-name="T17"> el netplan per tenir una adreça ip fixa:</text:span></text:p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37"><text:span text:style-name="T17">Equip</text:span><text:span text:style-name="T10"> 1: </text:span><text:span text:style-name="T23">192.168.</text:span><text:span text:style-name="T27">8</text:span><text:span text:style-name="T23">.2</text:span><text:span text:style-name="T28">0</text:span><text:span text:style-name="T27">1/24</text:span></text:p>
                    </text:list-item>
                    <text:list-item>
                      <text:p text:style-name="P37"><text:span text:style-name="T17">Equip</text:span><text:span text:style-name="T10"> 2: </text:span><text:span text:style-name="T23">192.168.</text:span><text:span text:style-name="T27">8</text:span><text:span text:style-name="T23">.2</text:span><text:span text:style-name="T28">0</text:span><text:span text:style-name="T27">2/24</text:span></text:p>
                    </text:list-item>
                    <text:list-item>
                      <text:p text:style-name="P37"><text:span text:style-name="T17">Equip</text:span><text:span text:style-name="T10"> 3: </text:span><text:span text:style-name="T23">192.168.</text:span><text:span text:style-name="T27">8</text:span><text:span text:style-name="T23">.2</text:span><text:span text:style-name="T28">0</text:span><text:span text:style-name="T27">3/24</text:span></text:p>
                    </text:list-item>
                    <text:list-item>
                      <text:p text:style-name="P37"><text:span text:style-name="T17">Equip</text:span><text:span text:style-name="T10"> 4: </text:span><text:span text:style-name="T23">192.168.</text:span><text:span text:style-name="T27">8</text:span><text:span text:style-name="T23">.2</text:span><text:span text:style-name="T28">0</text:span><text:span text:style-name="T27">4/24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able:table table:name="Taula6" table:style-name="Taula6">
        <table:table-column table:style-name="Taula6.A"/>
        <table:table-row>
          <table:table-cell table:style-name="Taula6.A1" office:value-type="string">
            <text:p text:style-name="P10"/>
          </table:table-cell>
        </table:table-row>
        <table:table-row>
          <table:table-cell table:style-name="Taula6.A2" office:value-type="string">
            <text:p text:style-name="P9">Captura 1. <text:span text:style-name="T50">Accés ssh </text:span><text:span text:style-name="T61">(o putty) </text:span><text:span text:style-name="T50">al servidor </text:span><text:span text:style-name="T60">de l’equip</text:span></text:p>
          </table:table-cell>
        </table:table-row>
      </table:table>
      <text:list xml:id="list45959722598407" text:continue-list="list1053685288" text:style-name="L1">
        <text:list-header>
          <text:p text:style-name="P21"/>
        </text:list-header>
        <text:list-item>
          <text:p text:style-name="P33"><text:span text:style-name="T39">Un dels membres de l’</text:span><text:span text:style-name="T40">equi</text:span><text:span text:style-name="T39">p </text:span><text:span text:style-name="T11">ha actualitzar el sistema.</text:span>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10"/>
          </table:table-cell>
        </table:table-row>
        <table:table-row>
          <table:table-cell table:style-name="Taula8.A2" office:value-type="string">
            <text:p text:style-name="P16"><text:span text:style-name="T31">Captura </text:span><text:span text:style-name="T32">2</text:span><text:span text:style-name="T31">. </text:span><text:span text:style-name="T36">Sistema actualitzat i comprovació</text:span><text:span text:style-name="T32"> de la versió de docker.</text:span></text:p>
          </table:table-cell>
        </table:table-row>
      </table:table>
      <text:p text:style-name="P6"/>
      <text:list xml:id="list45959639336833" text:continue-numbering="true" text:style-name="L1">
        <text:list-item>
          <text:p text:style-name="P21"><text:span text:style-name="T61">Cada membre de l’equip ha de c</text:span>rea<text:span text:style-name="T63">r</text:span> <text:span text:style-name="T63">al servidor </text:span>un contenidor amb el nom <text:span text:style-name="T8">c</text:span><text:span text:style-name="T7">ont</text:span><text:span text:style-name="T8">Inici</text:span><text:span text:style-name="T9">NomMembre</text:span> amb la imatge Ubuntu 2<text:span text:style-name="T61">2</text:span>.04, <text:span text:style-name="T51">instal·la</text:span><text:span text:style-name="T61">nt</text:span><text:span text:style-name="T51">-hi </text:span><text:span text:style-name="T63">les aplicacions</text:span><text:span text:style-name="T51"> </text:span><text:soft-page-break/><text:span text:style-name="T41">apache2</text:span><text:span text:style-name="T51">, </text:span><text:span text:style-name="T43">wget</text:span><text:span text:style-name="T61">,</text:span><text:span text:style-name="T51"> </text:span><text:span text:style-name="T42">iproute2</text:span><text:span text:style-name="T52"> i </text:span><text:span text:style-name="T42">nano</text:span> <text:span text:style-name="T53">i, </text:span><text:span text:style-name="T51">sense apagar el contenidor, </text:span>mostra<text:span text:style-name="T61">nt</text:span> que està en marxa.</text:p>
        </text:list-item>
      </text:list>
      <text:p text:style-name="P6"/>
      <table:table table:name="Taula9" table:style-name="Taula9">
        <table:table-column table:style-name="Taula9.A"/>
        <table:table-row>
          <table:table-cell table:style-name="Taula9.A1" office:value-type="string">
            <text:p text:style-name="P10"/>
          </table:table-cell>
        </table:table-row>
        <table:table-row>
          <table:table-cell table:style-name="Taula9.A2" office:value-type="string">
            <text:p text:style-name="P16"><text:span text:style-name="T31">Captura </text:span><text:span text:style-name="T32">3</text:span><text:span text:style-name="T31">. </text:span><text:span text:style-name="T32">docker ps -a </text:span><text:span text:style-name="T38">(amb tots els contenidors del grup)</text:span></text:p>
          </table:table-cell>
        </table:table-row>
      </table:table>
      <text:p text:style-name="P6"/>
      <text:list text:style-name="L3">
        <text:list-item>
          <text:p text:style-name="P34"><text:span text:style-name="T20">Cada membre ha de m</text:span><text:span text:style-name="T14">odifica</text:span><text:span text:style-name="T20">r</text:span><text:span text:style-name="T14"> el contingut del fitxer</text:span><text:span text:style-name="T62"> index.html</text:span><text:span text:style-name="T14"> per identificar </text:span><text:span text:style-name="T15">que és </text:span><text:span text:style-name="T20">s</text:span><text:span text:style-name="T15">eu</text:span><text:span text:style-name="T14">. </text:span><text:span text:style-name="T20">Ha d’</text:span><text:span text:style-name="T14">i</text:span><text:span text:style-name="T20">nse</text:span><text:span text:style-name="T14">r</text:span><text:span text:style-name="T20">ir</text:span><text:span text:style-name="T14"> </text:span><text:span text:style-name="T16">el </text:span><text:span text:style-name="T20">s</text:span><text:span text:style-name="T16">eu nom i </text:span><text:span text:style-name="T14">una </text:span><text:span text:style-name="T29">imatge</text:span><text:span text:style-name="T14"> que trie en aquest fitxer (</text:span><text:span text:style-name="T20">es</text:span><text:span text:style-name="T14"> pot baixar utilitzant la instrucció wget). </text:span></text:p>
        </text:list-item>
        <text:list-item>
          <text:p text:style-name="P35"><text:span text:style-name="T12">Sense apagar el contenidor, </text:span><text:span text:style-name="T20">s’ha de </text:span><text:span text:style-name="T12">c</text:span><text:span text:style-name="T11">rea</text:span><text:span text:style-name="T20">r</text:span><text:span text:style-name="T11"> una imatge amb el nom </text:span><text:span text:style-name="T22">(tot en minúscules, si no, no l’acceptarà):</text:span><text:span text:style-name="T11"> </text:span><text:span text:style-name="T24">imatge</text:span><text:span text:style-name="T30">a</text:span><text:span text:style-name="T24">pache2</text:span><text:span text:style-name="T30">n</text:span><text:span text:style-name="T25">om</text:span><text:span text:style-name="T30">m</text:span><text:span text:style-name="T25">embre</text:span><text:span text:style-name="T11">.</text:span></text:p>
        </text:list-item>
      </text:list>
      <text:p text:style-name="P6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10"/>
          </table:table-cell>
        </table:table-row>
        <table:table-row>
          <table:table-cell table:style-name="Taula10.A2" office:value-type="string">
            <text:p text:style-name="P16"><text:span text:style-name="T31">Captura </text:span><text:span text:style-name="T32">4</text:span><text:span text:style-name="T31">. </text:span><text:span text:style-name="T32">docker image ls </text:span><text:span text:style-name="T38">(amb totes les imatges del grup)</text:span></text:p>
          </table:table-cell>
        </table:table-row>
      </table:table>
      <text:p text:style-name="P4"/>
      <text:list text:style-name="L4">
        <text:list-item>
          <text:p text:style-name="P36"><text:span text:style-name="T20">Cada membre ha d’</text:span><text:span text:style-name="T25">aturar el contenidor inicial</text:span><text:span text:style-name="T20"> i c</text:span><text:span text:style-name="T12">rea</text:span><text:span text:style-name="T21">r</text:span><text:span text:style-name="T12"> un nou contenidor a partir d’aquesta imatge, amb apache engegat i al que es puga accedir per un port diferent del 80 (</text:span><text:span text:style-name="T13">i </text:span><text:span text:style-name="T12">diferent </text:span><text:span text:style-name="T20">per a cada membre</text:span><text:span text:style-name="T12"> de </text:span><text:span text:style-name="T20">l’equip</text:span><text:span text:style-name="T12">). </text:span><text:span text:style-name="T20">Cal f</text:span><text:span text:style-name="T12">ica</text:span><text:span text:style-name="T20">r</text:span><text:span text:style-name="T12">-li </text:span><text:span text:style-name="T21">com a</text:span><text:span text:style-name="T12"> nom </text:span><text:span text:style-name="T26">contApache2</text:span><text:span text:style-name="T25">NomMembre</text:span><text:span text:style-name="T12">. </text:span></text:p>
        </text:list-item>
      </text:list>
      <text:p text:style-name="P7"/>
      <table:table table:name="Taula11" table:style-name="Taula11">
        <table:table-column table:style-name="Taula11.A"/>
        <table:table-row>
          <table:table-cell table:style-name="Taula11.A1" office:value-type="string">
            <text:p text:style-name="P11"/>
          </table:table-cell>
        </table:table-row>
        <table:table-row>
          <table:table-cell table:style-name="Taula11.A2" office:value-type="string">
            <text:p text:style-name="P17"><text:span text:style-name="T31">Captura </text:span><text:span text:style-name="T34">5</text:span><text:span text:style-name="T31">. </text:span><text:span text:style-name="T32">docker </text:span><text:span text:style-name="T33">ps -a </text:span><text:span text:style-name="T38">(amb tots els contenidors del grup)</text:span></text:p>
          </table:table-cell>
        </table:table-row>
      </table:table>
      <text:p text:style-name="P5"/>
      <text:list text:style-name="L5">
        <text:list-item>
          <text:p text:style-name="P27"><text:span text:style-name="T61">Cal a</text:span>cced<text:span text:style-name="T61">ir</text:span> des del navegador, pel port corresponent al<text:span text:style-name="T61">s</text:span> servidor<text:span text:style-name="T61">s</text:span> web que acabe<text:span text:style-name="T61">u de crear cada membre de l’equip</text:span></text:p>
        </text:list-item>
      </text:list>
      <text:p text:style-name="P8"/>
      <table:table table:name="Taula12" table:style-name="Taula12">
        <table:table-column table:style-name="Taula12.A"/>
        <table:table-row>
          <table:table-cell table:style-name="Taula12.A1" office:value-type="string">
            <text:p text:style-name="P12"/>
          </table:table-cell>
        </table:table-row>
        <table:table-row>
          <table:table-cell table:style-name="Taula12.A2" office:value-type="string">
            <text:p text:style-name="P18"><text:span text:style-name="T31">Captura </text:span><text:span text:style-name="T35">6</text:span><text:span text:style-name="T31">. </text:span><text:span text:style-name="T35">Navegador web amb l</text:span><text:span text:style-name="T37">es</text:span><text:span text:style-name="T35"> pàgin</text:span><text:span text:style-name="T37">es</text:span><text:span text:style-name="T35"> web </text:span><text:span text:style-name="T37">en ports diferents </text:span><text:span text:style-name="T38">(una captura per cada servidor web de l’equip)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solas" style:family="paragraph" style:parent-style-name="Standard">
      <style:paragraph-properties fo:line-height="150%"/>
      <style:text-properties style:font-name="Arial" fo:font-family="Arial" style:font-family-generic="swiss" style:font-pitch="variable" fo:font-size="12pt" fo:language="ca" fo:country="ES" officeooo:rsid="00660308" style:font-size-asian="12pt" style:font-size-complex="12pt"/>
    </style:style>
    <style:style style:name="Courier" style:family="paragraph" style:parent-style-name="Consolas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1dd7b"/>
    </style:style>
    <style:style style:name="MP2" style:family="paragraph" style:parent-style-name="Footer">
      <style:text-properties officeooo:paragraph-rsid="0022aca2"/>
    </style:style>
    <style:style style:name="MT1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21dd7b" style:font-size-asian="12pt" style:font-weight-asian="bold" style:font-size-complex="12pt" style:font-weight-complex="bold"/>
    </style:style>
    <style:style style:name="MT2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2c7685" style:font-size-asian="12pt" style:font-weight-asian="bold" style:font-size-complex="12pt" style:font-weight-complex="bold"/>
    </style:style>
    <style:style style:name="MT3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660308" style:font-size-asian="12pt" style:font-weight-asian="bold" style:font-size-complex="12pt" style:font-weight-complex="bold"/>
    </style:style>
    <style:style style:name="MT4" style:family="text">
      <style:text-properties fo:color="#8b0000" loext:opacity="100%" style:font-name="Arial" fo:font-weight="bold" officeooo:rsid="0022aca2" style:font-weight-asian="bold" style:font-weight-complex="bold" style:text-overline-style="solid" style:text-overline-width="auto" style:text-overline-color="font-color"/>
    </style:style>
    <style:style style:name="MT5" style:family="text">
      <style:text-properties fo:color="#8b0000" loext:opacity="100%" style:font-name="Arial" fo:font-weight="bold" officeooo:rsid="0056a91e" style:font-weight-asian="bold" style:font-weight-complex="bold" style:text-overline-style="solid" style:text-overline-width="auto" style:text-overline-color="font-color"/>
    </style:style>
    <style:style style:name="MT6" style:family="text">
      <style:text-properties fo:color="#8b0000" loext:opacity="100%" style:font-name="Arial" fo:font-weight="bold" officeooo:rsid="003ed76b" style:font-weight-asian="bold" style:font-weight-complex="bold" style:text-overline-style="solid" style:text-overline-width="auto" style:text-ov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ES Lluís Simarro<text:tab/>Curs </text:span><text:span text:style-name="MT2">2</text:span><text:span text:style-name="MT3">2</text:span><text:span text:style-name="MT1">/2</text:span><text:span text:style-name="MT3">3</text:span><text:span text:style-name="MT1"><text:tab/></text:span><text:span text:style-name="MT3">2n</text:span><text:span text:style-name="MT1"> </text:span><text:span text:style-name="MT3">DAW</text:span><text:span text:style-name="MT1"> - </text:span><text:span text:style-name="MT3">DAW</text:span></text:p>
      </style:header>
      <style:footer>
        <text:p text:style-name="MP2"><text:span text:style-name="MT4">Activitat </text:span><text:span text:style-name="MT5">docker</text:span><text:span text:style-name="MT6"> 0</text:span><text:span text:style-name="MT5">1</text:span><text:span text:style-name="MT6"><text:tab/></text:span><text:span text:style-name="MT4"><text:tab/>Pàgina </text:span><text:span text:style-name="MT4"><text:page-number text:select-page="current">2</text:page-number></text:span><text:span text:style-name="MT4">/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4.0.3$Windows_X86_64 LibreOffice_project/f85e47c08ddd19c015c0114a68350214f7066f5a</meta:generator>
    <dc:date>2022-09-26T04:59:57.267000000</dc:date>
    <meta:editing-duration>PT4H31M12S</meta:editing-duration>
    <meta:editing-cycles>84</meta:editing-cycles>
    <meta:document-statistic meta:table-count="6" meta:image-count="0" meta:object-count="0" meta:page-count="2" meta:paragraph-count="34" meta:word-count="376" meta:character-count="2210" meta:non-whitespace-character-count="1887"/>
  </office:meta>
</office:document-meta>
</file>